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ValorMáximo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TSI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MA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Ponderación</text:p>
          </table:table-cell>
          <table:table-cell/>
          <table:table-cell office:value-type="string" calcext:value-type="string">
            <text:p>MH </text:p>
          </table:table-cell>
          <table:table-cell office:value-type="string" calcext:value-type="string">
            <text:p>ValorMaximo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[.C2]/[.B2]" office:value-type="float" office:value="0.7" calcext:value-type="float">
            <text:p>0.7</text:p>
          </table:table-cell>
          <table:table-cell/>
          <table:table-cell office:value-type="string" calcext:value-type="string">
            <text:p>P1</text:p>
          </table:table-cell>
          <table:table-cell table:style-name="ce1"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Teoria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table:formula="of:=[.C3]/[.B3]" office:value-type="float" office:value="0.25" calcext:value-type="float">
            <text:p>0.25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actica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/[.B4]" office:value-type="float" office:value="0" calcext:value-type="float">
            <text:p>0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tro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/[.B5]" office:value-type="float" office:value="0" calcext:value-type="float">
            <text:p>0</text:p>
          </table:table-cell>
          <table:table-cell/>
          <table:table-cell office:value-type="string" calcext:value-type="string">
            <text:p>Final Teor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 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actica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Desglose</text:p>
            <text:p>De</text:p>
            <text:p>Teoría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6" calcext:value-type="float">
            <text:p>16</text:p>
          </table:table-cell>
          <table:table-cell office:value-type="float" office:value="1.92" calcext:value-type="float">
            <text:p>1.92</text:p>
          </table:table-cell>
          <table:table-cell table:formula="of:=[.C6]/[.B6]" office:value-type="float" office:value="0.12" calcext:value-type="float">
            <text:p>0.12</text:p>
          </table:table-cell>
          <table:table-cell/>
          <table:table-cell office:value-type="string" calcext:value-type="string">
            <text:p>Mínimo 3/10 en teoría y prácticas</text:p>
          </table:table-cell>
          <table:table-cell table:number-columns-repeated="4"/>
          <table:table-cell office:value-type="string" calcext:value-type="string">
            <text:p>Salidas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Suma total</text:p>
          </table:table-cell>
          <table:table-cell table:formula="of:=SUM([.Q2:.Q5])" office:value-type="float" office:value="13" calcext:value-type="float">
            <text:p>13</text:p>
          </table:table-cell>
          <table:table-cell table:formula="of:=SUM([.R2:.R5])" office:value-type="float" office:value="0.3" calcext:value-type="float">
            <text:p>0.3</text:p>
          </table:table-cell>
          <table:table-cell/>
          <table:covered-table-cell/>
          <table:table-cell office:value-type="string" calcext:value-type="string">
            <text:p>Debere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/[.B7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ticipac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ínimo 1 punto en teoria y prácticas</text:p>
          </table:table-cell>
          <table:table-cell table:number-columns-repeated="3"/>
          <table:covered-table-cell/>
          <table:table-cell office:value-type="string" calcext:value-type="string">
            <text:p>Pruebas (3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F/Teori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8]/[.B8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formula="of:=SUM([.L2:.L7])" office:value-type="float" office:value="11" calcext:value-type="float">
            <text:p>11</text:p>
          </table:table-cell>
          <table:table-cell table:formula="of:=SUM([.M2:.M7])" office:value-type="float" office:value="1.6" calcext:value-type="float">
            <text:p>1.6</text:p>
          </table:table-cell>
          <table:table-cell table:number-columns-repeated="6"/>
          <table:table-cell table:style-name="ce2" office:value-type="string" calcext:value-type="string" table:number-columns-spanned="1" table:number-rows-spanned="2">
            <text:p>Desglose</text:p>
            <text:p>De prácticas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2:.B8])" office:value-type="float" office:value="100" calcext:value-type="float">
            <text:p>100</text:p>
          </table:table-cell>
          <table:table-cell table:formula="of:=SUM([.C2:.C8])" office:value-type="float" office:value="8.92" calcext:value-type="float">
            <text:p>8.92</text:p>
          </table:table-cell>
          <table:table-cell table:number-columns-repeated="7"/>
          <table:table-cell office:value-type="string" calcext:value-type="string">
            <text:p>Mínimo 3.5 en teoria y prácticas</text:p>
          </table:table-cell>
          <table:table-cell table:number-columns-repeated="8"/>
          <table:covered-table-cell/>
          <table:table-cell office:value-type="string" calcext:value-type="string">
            <text:p>Trabajos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ínimo 28 puntos para hacer la práctica</text:p>
          </table:table-cell>
          <table:table-cell table:number-columns-repeated="18"/>
          <table:table-cell table:style-name="ce2" office:value-type="string" calcext:value-type="string" table:number-columns-spanned="1" table:number-rows-spanned="2">
            <text:p>Desglose</text:p>
            <text:p>Trabajos</text:p>
          </table:table-cell>
          <table:table-cell office:value-type="string" calcext:value-type="string">
            <text:p>Entrega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ntrega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2" office:value-type="string" calcext:value-type="string" table:number-columns-spanned="1" table:number-rows-spanned="3">
            <text:p>Desglose</text:p>
            <text:p>Entrega1</text:p>
          </table:table-cell>
          <table:table-cell office:value-type="string" calcext:value-type="string">
            <text:p>Sis. Regla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Conecta 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is. Expert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2" office:value-type="string" calcext:value-type="string" table:number-columns-spanned="1" table:number-rows-spanned="3">
            <text:p>Desglose</text:p>
            <text:p>Entrega2</text:p>
          </table:table-cell>
          <table:table-cell office:value-type="string" calcext:value-type="string">
            <text:p>Represent.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Incertidumbr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BC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2" office:value-type="string" calcext:value-type="string" table:number-columns-spanned="1" table:number-rows-spanned="10">
            <text:p>Notas</text:p>
            <text:p>Finales</text:p>
          </table:table-cell>
          <table:table-cell office:value-type="string" calcext:value-type="string">
            <text:p>P1</text:p>
          </table:table-cell>
          <table:table-cell table:formula="of:=[.V2]*[.V7]/3" office:value-type="float" office:value="0.075" calcext:value-type="float">
            <text:p>0.075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P2</text:p>
          </table:table-cell>
          <table:table-cell table:formula="of:=[.V18]"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string" calcext:value-type="string">
            <text:p>Nota / ValorMaximo pertenece a [0,1]</text:p>
          </table:table-cell>
          <table:table-cell table:number-columns-repeated="18"/>
          <table:covered-table-cell/>
          <table:table-cell office:value-type="string" calcext:value-type="string">
            <text:p>P3</text:p>
          </table:table-cell>
          <table:table-cell table:formula="of:=[.V19]"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string" calcext:value-type="string">
            <text:p>Sumatoria de Nota/ValorMaximo * ponderación &gt;= 10 </text:p>
          </table:table-cell>
          <table:table-cell table:number-columns-repeated="18"/>
          <table:covered-table-cell/>
          <table:table-cell office:value-type="string" calcext:value-type="string">
            <text:p>Deberes</text:p>
          </table:table-cell>
          <table:table-cell table:formula="of:=[.V2]*[.V6]" office:value-type="float" office:value="0.18" calcext:value-type="float">
            <text:p>0.18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1</text:p>
          </table:table-cell>
          <table:table-cell table:formula="of:=[.V3]*[.V9]*[.V10]*[.V12]" office:value-type="float" office:value="0.0162" calcext:value-type="float">
            <text:p>0.0162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2</text:p>
          </table:table-cell>
          <table:table-cell table:formula="of:=[.V3]*[.V9]*[.V10]*[.V13]" office:value-type="float" office:value="0.081" calcext:value-type="float">
            <text:p>0.081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3</text:p>
          </table:table-cell>
          <table:table-cell table:formula="of:=[.V3]*[.V9]*[.V10]*[.V14]" office:value-type="float" office:value="0.0648" calcext:value-type="float">
            <text:p>0.0648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4</text:p>
          </table:table-cell>
          <table:table-cell table:formula="of:=[.V3]*[.V9]*[.V11]*[.V15]" office:value-type="float" office:value="0.0729" calcext:value-type="float">
            <text:p>0.0729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5</text:p>
          </table:table-cell>
          <table:table-cell table:formula="of:=[.V3]*[.V9]*[.V11]*[.V16]" office:value-type="float" office:value="0.0729" calcext:value-type="float">
            <text:p>0.0729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6</text:p>
          </table:table-cell>
          <table:table-cell table:formula="of:=[.V3]*[.V9]*[.V11]*[.V17]" office:value-type="float" office:value="0.0972" calcext:value-type="float">
            <text:p>0.0972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Asistencia</text:p>
          </table:table-cell>
          <table:table-cell table:formula="of:=[.V5]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table:formula="of:=SUM([.V18:.V27])" office:value-type="float" office:value="0.81" calcext:value-type="float">
            <text:p>0.81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Teoría</text:p>
          </table:table-cell>
          <table:table-cell table:formula="of:=SUM([.V18:.V21])" office:value-type="float" office:value="0.405" calcext:value-type="float">
            <text:p>0.405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Prác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Mínimo 3 en pruebas de teoría y práctica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5:55:27.287582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2:23:27.712535017</meta:creation-date>
    <dc:date>2022-05-16T17:14:52.792177242</dc:date>
    <meta:editing-duration>PT40M27S</meta:editing-duration>
    <meta:editing-cycles>8</meta:editing-cycles>
    <meta:generator>LibreOffice/6.1.5.2$Linux_X86_64 LibreOffice_project/10$Build-2</meta:generator>
    <meta:document-statistic meta:table-count="1" meta:cell-count="184" meta:object-count="0"/>
  </office:meta>
</office:document-meta>
</file>